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Segoe UI Historic1" svg:font-family="'Segoe UI Historic'"/>
    <style:font-face style:name="Segoe UI Historic" svg:font-family="'Segoe UI Histor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57in"/>
    </style:style>
    <style:style style:name="co2" style:family="table-column">
      <style:table-column-properties fo:break-before="auto" style:column-width="0.5835in"/>
    </style:style>
    <style:style style:name="co3" style:family="table-column">
      <style:table-column-properties fo:break-before="auto" style:column-width="0.2602in"/>
    </style:style>
    <style:style style:name="co4" style:family="table-column">
      <style:table-column-properties fo:break-before="auto" style:column-width="0.802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52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0.7799in"/>
    </style:style>
    <style:style style:name="co10" style:family="table-column">
      <style:table-column-properties fo:break-before="auto" style:column-width="0.8043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1.6457in"/>
    </style:style>
    <style:style style:name="co13" style:family="table-column">
      <style:table-column-properties fo:break-before="auto" style:column-width="1.6874in"/>
    </style:style>
    <style:style style:name="co14" style:family="table-column">
      <style:table-column-properties fo:break-before="auto" style:column-width="0.75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122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122">
      <style:table-cell-properties style:text-align-source="fix" style:repeat-content="false" style:vertical-align="automatic"/>
      <style:paragraph-properties fo:text-align="center" fo:margin-left="0in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2">
      <style:table-cell-properties style:text-align-source="fix" style:repeat-content="false" fo:wrap-option="wrap" style:vertical-align="automatic"/>
      <style:paragraph-properties fo:text-align="center" fo:margin-left="0in"/>
    </style:style>
    <style:style style:name="ce6" style:family="table-cell" style:parent-style-name="Default" style:data-style-name="N122"/>
    <style:style style:name="ce17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in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050505" style:font-name="Segoe UI Historic" style:font-name-asian="Segoe UI Historic1" style:font-name-complex="Segoe UI Historic1"/>
    </style:style>
    <style:style style:name="ce1" style:family="table-cell" style:parent-style-name="Default" style:data-style-name="N0"/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style:font-size-asian="7pt" style:font-size-complex="7p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4" table:default-cell-style-name="ce4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5" table:number-columns-repeated="2" table:default-cell-style-name="ce13"/>
        <table:table-column table:style-name="co5" table:default-cell-style-name="ce6"/>
        <table:table-column table:style-name="co8" table:default-cell-style-name="ce13"/>
        <table:table-column table:style-name="co9" table:default-cell-style-name="ce13"/>
        <table:table-column table:style-name="co10" table:default-cell-style-name="ce18"/>
        <table:table-column table:style-name="co11" table:default-cell-style-name="ce1"/>
        <table:table-column table:style-name="co12" table:default-cell-style-name="ce2"/>
        <table:table-column table:style-name="co7" table:default-cell-style-name="ce1"/>
        <table:table-column table:style-name="co13" table:default-cell-style-name="ce22"/>
        <table:table-column table:style-name="co14" table:number-columns-repeated="1005" table:default-cell-style-name="ce1"/>
        <table:table-column table:style-name="co14" table:default-cell-style-name="Default"/>
        <table:table-row table:style-name="ro1">
          <table:table-cell office:value-type="string" calcext:value-type="string">
            <text:p>Име на Акционерско Друштво</text:p>
          </table:table-cell>
          <table:table-cell office:value-type="string" calcext:value-type="string">
            <text:p>Тикер</text:p>
          </table:table-cell>
          <table:table-cell office:value-type="string" calcext:value-type="string">
            <office:annotation draw:style-name="gr1" draw:text-style-name="P2" svg:width="1.1354in" svg:height="0.698in" svg:x="3.2189in" svg:y="0in" draw:caption-point-x="-0.2335in" draw:caption-point-y="0.0039in">
              <dc:date>2022-05-27T00:00:00</dc:date>
              <text:p text:style-name="P1"><text:span text:style-name="T1">Котација</text:span></text:p>
              <text:p text:style-name="P1"><text:span text:style-name="T1">Обична – о.</text:span></text:p>
              <text:p text:style-name="P1"><text:span text:style-name="T1">Задолжителна – з.</text:span></text:p>
            </office:annotation>
            <text:p>Κ.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ПК во 000</text:p>
          </table:table-cell>
          <table:table-cell table:style-name="ce12" office:value-type="string" calcext:value-type="string">
            <text:p>Нето Пари</text:p>
          </table:table-cell>
          <table:table-cell table:style-name="ce12" office:value-type="string" calcext:value-type="string">
            <text:p>Вредност</text:p>
          </table:table-cell>
          <table:table-cell table:style-name="ce12" office:value-type="string" calcext:value-type="string">
            <text:p>Цена/Добивка</text:p>
          </table:table-cell>
          <table:table-cell table:style-name="ce15" office:value-type="string" calcext:value-type="string">
            <text:p>Вредност по 10 год по акција <text:span text:style-name="T2">(со дивиденда)</text:span></text:p>
          </table:table-cell>
          <table:table-cell table:style-name="ce15" office:value-type="string" calcext:value-type="string">
            <text:p>Разлика <text:span text:style-name="T3">(пазарна вредност сега – вредност по 10 год по акц.)</text:span></text:p>
          </table:table-cell>
          <table:table-cell table:style-name="ce4" office:value-type="string" calcext:value-type="string">
            <text:p>БМ%</text:p>
          </table:table-cell>
          <table:table-cell table:style-name="ce12" office:value-type="string" calcext:value-type="string">
            <text:p>ОМ%</text:p>
          </table:table-cell>
          <table:table-cell table:style-name="ce12" office:value-type="string" calcext:value-type="string">
            <text:p>Добивка</text:p>
          </table:table-cell>
          <table:table-cell table:style-name="ce17" office:value-type="string" calcext:value-type="string">
            <text:p>Дисконтна стапка</text:p>
          </table:table-cell>
          <table:table-cell table:style-name="ce19" office:value-type="string" calcext:value-type="string">
            <text:p>Дата на ажурирње (q)</text:p>
          </table:table-cell>
          <table:table-cell office:value-type="string" calcext:value-type="string">
            <text:p>Сектор</text:p>
          </table:table-cell>
          <table:table-cell table:style-name="ce2" office:value-type="string" calcext:value-type="string">
            <text:p>Прод. Пораст</text:p>
          </table:table-cell>
          <table:table-cell office:value-type="string" calcext:value-type="string">
            <text:p>Покритие на депозити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Комерцијална Банка АД Скопје</text:p>
          </table:table-cell>
          <table:table-cell office:value-type="string" calcext:value-type="string">
            <text:p>KMB</text:p>
          </table:table-cell>
          <table:table-cell office:value-type="string" calcext:value-type="string">
            <text:p>с.</text:p>
          </table:table-cell>
          <table:table-cell office:value-type="float" office:value="12093.88" calcext:value-type="float">
            <text:p>12,093.88</text:p>
          </table:table-cell>
          <table:table-cell office:value-type="float" office:value="27562762.80996" calcext:value-type="float">
            <text:p>27,562,763</text:p>
          </table:table-cell>
          <table:table-cell office:value-type="float" office:value="14482697" calcext:value-type="float">
            <text:p>14,482,697</text:p>
          </table:table-cell>
          <table:table-cell office:value-type="float" office:value="35485454" calcext:value-type="float">
            <text:p>35,485,454</text:p>
          </table:table-cell>
          <table:table-cell office:value-type="string" calcext:value-type="string">
            <text:p>0,48%</text:p>
          </table:table-cell>
          <table:table-cell table:number-columns-repeated="3"/>
          <table:table-cell office:value-type="string" calcext:value-type="string">
            <text:p>35,23%</text:p>
          </table:table-cell>
          <table:table-cell office:value-type="float" office:value="2529397" calcext:value-type="float">
            <text:p>2,529,397</text:p>
          </table:table-cell>
          <table:table-cell office:value-type="string" calcext:value-type="string">
            <text:p>4,0%</text:p>
          </table:table-cell>
          <table:table-cell table:style-name="ce20" office:value-type="string" calcext:value-type="string">
            <text:p>2022Q1</text:p>
          </table:table-cell>
          <table:table-cell office:value-type="string" calcext:value-type="string">
            <text:p>(3) – Финансии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Алкалоид АД Скопје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о.</text:p>
          </table:table-cell>
          <table:table-cell office:value-type="float" office:value="17361.88" calcext:value-type="float">
            <text:p>17,361.88</text:p>
          </table:table-cell>
          <table:table-cell office:value-type="float" office:value="24850979.02364" calcext:value-type="float">
            <text:p>24,850,979</text:p>
          </table:table-cell>
          <table:table-cell table:number-columns-repeated="9"/>
          <table:table-cell table:style-name="ce20" office:value-type="string" calcext:value-type="string">
            <text:p>2022Q1</text:p>
          </table:table-cell>
          <table:table-cell office:value-type="string" calcext:value-type="string">
            <text:p>(2) – Фармација</text:p>
          </table:table-cell>
          <table:table-cell/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НЛБ Банка АД Скопје</text:p>
          </table:table-cell>
          <table:table-cell office:value-type="string" calcext:value-type="string">
            <text:p>NLB</text:p>
          </table:table-cell>
          <table:table-cell office:value-type="string" calcext:value-type="string">
            <text:p>з.</text:p>
          </table:table-cell>
          <table:table-cell office:value-type="float" office:value="26739.22" calcext:value-type="float">
            <text:p>26,739.22</text:p>
          </table:table-cell>
          <table:table-cell office:value-type="float" office:value="22836924.97242" calcext:value-type="float">
            <text:p>22,836,925</text:p>
          </table:table-cell>
          <table:table-cell office:value-type="float" office:value="-10904807" calcext:value-type="float">
            <text:p>-10,904,807</text:p>
          </table:table-cell>
          <table:table-cell office:value-type="float" office:value="8465511" calcext:value-type="float">
            <text:p>8,465,511</text:p>
          </table:table-cell>
          <table:table-cell office:value-type="string" calcext:value-type="string">
            <text:p>1,14%</text:p>
          </table:table-cell>
          <table:table-cell table:number-columns-repeated="3"/>
          <table:table-cell office:value-type="string" calcext:value-type="string">
            <text:p>52,22%</text:p>
          </table:table-cell>
          <table:table-cell office:value-type="float" office:value="2335477" calcext:value-type="float">
            <text:p>2,335,477</text:p>
          </table:table-cell>
          <table:table-cell office:value-type="string" calcext:value-type="string">
            <text:p>4,0%</text:p>
          </table:table-cell>
          <table:table-cell table:style-name="ce20" office:value-type="string" calcext:value-type="string">
            <text:p>2022Q1</text:p>
          </table:table-cell>
          <table:table-cell office:value-type="string" calcext:value-type="string">
            <text:p>(3) – Финансии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Макпетрол АД Скопје</text:p>
          </table:table-cell>
          <table:table-cell office:value-type="string" calcext:value-type="string">
            <text:p>MPT</text:p>
          </table:table-cell>
          <table:table-cell office:value-type="string" calcext:value-type="string">
            <text:p>о.</text:p>
          </table:table-cell>
          <table:table-cell office:value-type="float" office:value="76033.33" calcext:value-type="float">
            <text:p>76,033.33</text:p>
          </table:table-cell>
          <table:table-cell office:value-type="float" office:value="8544777.69206" calcext:value-type="float">
            <text:p>8,544,778</text:p>
          </table:table-cell>
          <table:table-cell table:number-columns-repeated="9"/>
          <table:table-cell table:style-name="ce20" office:value-type="string" calcext:value-type="string">
            <text:p>2022Q1</text:p>
          </table:table-cell>
          <table:table-cell office:value-type="string" calcext:value-type="string">
            <text:p>(2) – Енергетика</text:p>
          </table:table-cell>
          <table:table-cell/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Гранит АД Скопје</text:p>
          </table:table-cell>
          <table:table-cell office:value-type="string" calcext:value-type="string">
            <text:p>GRNT</text:p>
          </table:table-cell>
          <table:table-cell office:value-type="string" calcext:value-type="string">
            <text:p>о.</text:p>
          </table:table-cell>
          <table:table-cell office:value-type="float" office:value="1389.17" calcext:value-type="float">
            <text:p>1,389.17</text:p>
          </table:table-cell>
          <table:table-cell office:value-type="float" office:value="4266664.78709" calcext:value-type="float">
            <text:p>4,266,665</text:p>
          </table:table-cell>
          <table:table-cell table:number-columns-repeated="9"/>
          <table:table-cell table:style-name="ce20" office:value-type="string" calcext:value-type="string">
            <text:p>2022Q1</text:p>
          </table:table-cell>
          <table:table-cell office:value-type="string" calcext:value-type="string">
            <text:p>(2) – Градежништво</text:p>
          </table:table-cell>
          <table:table-cell/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Стопанска банка АД Битола</text:p>
          </table:table-cell>
          <table:table-cell office:value-type="string" calcext:value-type="string">
            <text:p>SBT</text:p>
          </table:table-cell>
          <table:table-cell office:value-type="string" calcext:value-type="string">
            <text:p>о.</text:p>
          </table:table-cell>
          <table:table-cell office:value-type="float" office:value="3000" calcext:value-type="float">
            <text:p>3,000.00</text:p>
          </table:table-cell>
          <table:table-cell office:value-type="float" office:value="1172931" calcext:value-type="float">
            <text:p>1,172,931</text:p>
          </table:table-cell>
          <table:table-cell office:value-type="float" office:value="-1241174" calcext:value-type="float">
            <text:p>-1,241,174</text:p>
          </table:table-cell>
          <table:table-cell office:value-type="float" office:value="10462727" calcext:value-type="float">
            <text:p>10,462,727</text:p>
          </table:table-cell>
          <table:table-cell office:value-type="string" calcext:value-type="string">
            <text:p>0,73%</text:p>
          </table:table-cell>
          <table:table-cell table:number-columns-repeated="3"/>
          <table:table-cell office:value-type="string" calcext:value-type="string">
            <text:p>93,38%</text:p>
          </table:table-cell>
          <table:table-cell office:value-type="float" office:value="410303" calcext:value-type="float">
            <text:p>410,303</text:p>
          </table:table-cell>
          <table:table-cell office:value-type="string" calcext:value-type="string">
            <text:p>6,0%</text:p>
          </table:table-cell>
          <table:table-cell table:style-name="ce20" office:value-type="string" calcext:value-type="string">
            <text:p>2022Q1</text:p>
          </table:table-cell>
          <table:table-cell office:value-type="string" calcext:value-type="string">
            <text:p>(3) – Финансии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Стопанска банка АД Скопје</text:p>
          </table:table-cell>
          <table:table-cell office:value-type="string" calcext:value-type="string">
            <text:p>STB(P)</text:p>
          </table:table-cell>
          <table:table-cell office:value-type="string" calcext:value-type="string">
            <text:p>з.</text:p>
          </table:table-cell>
          <table:table-cell office:value-type="float" office:value="1400" calcext:value-type="float">
            <text:p>1,400.00</text:p>
          </table:table-cell>
          <table:table-cell office:value-type="float" office:value="24444252" calcext:value-type="float">
            <text:p>24,444,252</text:p>
          </table:table-cell>
          <table:table-cell table:number-columns-repeated="9"/>
          <table:table-cell table:style-name="ce20" office:value-type="string" calcext:value-type="string">
            <text:p>2022Q1</text:p>
          </table:table-cell>
          <table:table-cell office:value-type="string" calcext:value-type="string">
            <text:p>(3) – Финансии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Македонски Телеком АД Скоп.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з.</text:p>
          </table:table-cell>
          <table:table-cell office:value-type="float" office:value="374.14" calcext:value-type="float">
            <text:p>374.14</text:p>
          </table:table-cell>
          <table:table-cell office:value-type="float" office:value="35857121.1492" calcext:value-type="float">
            <text:p>35,857,121</text:p>
          </table:table-cell>
          <table:table-cell table:number-columns-repeated="9"/>
          <table:table-cell table:style-name="ce20" office:value-type="string" calcext:value-type="string">
            <text:p>2022Q1</text:p>
          </table:table-cell>
          <table:table-cell office:value-type="string" calcext:value-type="string">
            <text:p>(3) – Телекомуникации</text:p>
          </table:table-cell>
          <table:table-cell/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ТТК Банка АД Скопје</text:p>
          </table:table-cell>
          <table:table-cell office:value-type="string" calcext:value-type="string">
            <text:p>TTK</text:p>
          </table:table-cell>
          <table:table-cell office:value-type="string" calcext:value-type="string">
            <text:p>о.</text:p>
          </table:table-cell>
          <table:table-cell office:value-type="float" office:value="1360" calcext:value-type="float">
            <text:p>1,360.00</text:p>
          </table:table-cell>
          <table:table-cell office:value-type="float" office:value="1234727.68" calcext:value-type="float">
            <text:p>1,234,728</text:p>
          </table:table-cell>
          <table:table-cell table:number-columns-repeated="9"/>
          <table:table-cell table:style-name="ce20" office:value-type="string" calcext:value-type="string">
            <text:p>2022Q1</text:p>
          </table:table-cell>
          <table:table-cell office:value-type="string" calcext:value-type="string">
            <text:p>(3) – Финансии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Македонијатурист АД Скопје</text:p>
          </table:table-cell>
          <table:table-cell office:value-type="string" calcext:value-type="string">
            <text:p>MTUR</text:p>
          </table:table-cell>
          <table:table-cell office:value-type="string" calcext:value-type="string">
            <text:p>о.</text:p>
          </table:table-cell>
          <table:table-cell office:value-type="float" office:value="4700" calcext:value-type="float">
            <text:p>4,700.00</text:p>
          </table:table-cell>
          <table:table-cell office:value-type="float" office:value="2125560.9" calcext:value-type="float">
            <text:p>2,125,561</text:p>
          </table:table-cell>
          <table:table-cell table:number-columns-repeated="9"/>
          <table:table-cell table:style-name="ce20" office:value-type="string" calcext:value-type="string">
            <text:p>2022Q1</text:p>
          </table:table-cell>
          <table:table-cell office:value-type="string" calcext:value-type="string">
            <text:p>(3) – Туризам</text:p>
          </table:table-cell>
          <table:table-cell/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7"/>
          <table:table-cell table:style-name="ce14" office:value-type="string" calcext:value-type="string">
            <text:p>/L</text:p>
          </table:table-cell>
          <table:table-cell table:style-name="ce14"/>
          <table:table-cell table:number-columns-repeated="1015"/>
        </table:table-row>
        <table:table-row table:style-name="ro2" table:number-rows-repeated="36">
          <table:table-cell table:number-columns-repeated="1024"/>
        </table:table-row>
        <table:table-row table:style-name="ro2">
          <table:table-cell table:number-columns-repeated="15"/>
          <table:table-cell table:style-name="ce1"/>
          <table:table-cell table:number-columns-repeated="1008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Q91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Segoe UI Historic1" svg:font-family="'Segoe UI Historic'"/>
    <style:font-face style:name="Segoe UI Historic" svg:font-family="'Segoe UI Histor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3">
      <number:number number:decimal-places="4" loext:min-decimal-places="4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user</meta:initial-creator>
    <meta:creation-date>2022-01-29T17:58:03Z</meta:creation-date>
    <dc:date>2022-05-27T14:22:42.163439315</dc:date>
    <meta:editing-cycles>11</meta:editing-cycles>
    <meta:editing-duration>PT2H56M49S</meta:editing-duration>
    <meta:document-statistic meta:table-count="1" meta:cell-count="112" meta:object-count="0"/>
  </office:meta>
</office:document-meta>
</file>